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writing-mode="lr-tb"/>
    </style:style>
    <style:style style:name="P2"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Query a database</text:h>
      <text:p text:style-name="Text_20_body">Previously, you explored how SQL is an important tool in the world of cybersecurity and is essential when querying databases. You examined a few basic SQL queries and keywords used to extract needed information from a database. In this reading, you’ll review those basic SQL queries and learn a new keyword that will help you organize your output. You'll also learn about the <text:span text:style-name="Variable">Chinook</text:span> database, which this course uses for queries in readings and quizzes.</text:p>
      <text:h text:style-name="Heading_20_2" text:outline-level="2">Basic SQL query</text:h>
      <text:p text:style-name="Text_20_body">There are two essential keywords in any SQL query: <text:span text:style-name="Variable">SELECT</text:span> and <text:span text:style-name="Variable">FROM</text:span>. You will use these keywords every time you want to query a SQL database. Using them together helps SQL identify what data you need from a database and the table you are returning it from.</text:p>
      <text:p text:style-name="Text_20_body">The video demonstrated this SQL query:</text:p>
      <text:p text:style-name="Text_20_body"><text:span text:style-name="Variable">SELECT employee_id, device_id</text:span></text:p>
      <text:p text:style-name="Text_20_body"><text:span text:style-name="Variable">FROM employees;</text:span></text:p>
      <text:p text:style-name="Text_20_body">In readings and quizzes, this course uses a sample database called the <text:span text:style-name="Variable">Chinook</text:span> database to run queries. The <text:span text:style-name="Variable">Chinook</text:span> database includes data that might be created at a digital media company. A security analyst employed by this company might need to query this data.  For example, the database contains eleven tables, including an <text:span text:style-name="Variable">employees</text:span> table, a <text:span text:style-name="Variable">customers</text:span> table, and an <text:span text:style-name="Variable">invoices</text:span> table. These tables include data such as names and addresses.  </text:p>
      <text:p text:style-name="Text_20_body">As an example, you can run this query to return data from the <text:span text:style-name="Variable">customers</text:span> table of the <text:span text:style-name="Variable">Chinook</text:span> database:</text:p>
      <text:p text:style-name="P1">1</text:p>
      <text:p text:style-name="P1">2</text:p>
      <text:p text:style-name="P1">SELECT customerid, city, country</text:p>
      <text:p text:style-name="P1">FROM customers;</text:p>
      <text:p text:style-name="Text_20_body">RunReset</text:p>
      <text:h text:style-name="Heading_20_3" text:outline-level="3"><text:span text:style-name="Strong_20_Emphasis">SELECT</text:span></text:h>
      <text:p text:style-name="Text_20_body">The <text:span text:style-name="Variable">SELECT</text:span> keyword indicates which columns to return. For example, you can return the <text:span text:style-name="Variable">customerid</text:span> column from the <text:span text:style-name="Variable">Chinook</text:span> database with</text:p>
      <text:p text:style-name="Text_20_body"><text:span text:style-name="Variable">SELECT customerid</text:span></text:p>
      <text:p text:style-name="Text_20_body">You can also select multiple columns by separating them with a comma. For example, if you want to return both the <text:span text:style-name="Variable">customerid</text:span> and <text:span text:style-name="Variable">city</text:span> columns, you should write <text:span text:style-name="Variable">SELECT customerid, city</text:span>.</text:p>
      <text:p text:style-name="Text_20_body">If you want to return all columns in a table, you can follow the <text:span text:style-name="Variable">SELECT</text:span> keyword with an asterisk (<text:span text:style-name="Variable">*</text:span>). The first line in the query will be <text:span text:style-name="Variable">SELECT *</text:span>.</text:p>
      <text:p text:style-name="Text_20_body"><text:soft-page-break/><text:span text:style-name="Strong_20_Emphasis">Note: </text:span>Although the tables you're querying in this course are relatively small, using <text:span text:style-name="Variable">SELECT *</text:span> may not be advisable when working with large databases and tables; in those cases, the final output may be difficult to understand and might be slow to run. </text:p>
      <text:h text:style-name="Heading_20_3" text:outline-level="3"><text:span text:style-name="Strong_20_Emphasis">FROM</text:span></text:h>
      <text:p text:style-name="Text_20_body">The <text:span text:style-name="Variable">SELECT</text:span> keyword always comes with the <text:span text:style-name="Variable">FROM</text:span> keyword. <text:span text:style-name="Variable">FROM</text:span> indicates which table to query. To use the <text:span text:style-name="Variable">FROM</text:span> keyword, you should write it after the <text:span text:style-name="Variable">SELECT</text:span> keyword, often on a new line, and follow it with the name of the table you’re querying. If you want to return all columns from the <text:span text:style-name="Variable">customers</text:span> table, you can write:</text:p>
      <text:p text:style-name="Text_20_body"><text:span text:style-name="Variable">SELECT *</text:span></text:p>
      <text:p text:style-name="Text_20_body"><text:span text:style-name="Variable">FROM customers;</text:span></text:p>
      <text:p text:style-name="Text_20_body">When you want to end the query here, you put a semicolon (<text:span text:style-name="Variable">;</text:span>) at the end to tell SQL that this is the entire query.</text:p>
      <text:p text:style-name="Text_20_body"><text:span text:style-name="Strong_20_Emphasis">Note: </text:span>Line breaks are not necessary in SQL queries, but are often used to make the query easier to understand. If you prefer, you can also write the previous query on one line as</text:p>
      <text:p text:style-name="Text_20_body"><text:span text:style-name="Variable">SELECT * FROM customers;</text:span></text:p>
      <text:h text:style-name="Heading_20_2" text:outline-level="2">ORDER BY</text:h>
      <text:p text:style-name="Text_20_body">Database tables are often very complicated, and this is where other SQL keywords come in handy. <text:span text:style-name="Variable">ORDER BY</text:span> is an important keyword for organizing the data you extract from a table.</text:p>
      <text:p text:style-name="Text_20_body"><text:span text:style-name="Variable">ORDER BY</text:span> sequences the records returned by a query based on a specified column or columns. This can be in either ascending or descending order.</text:p>
      <text:h text:style-name="Heading_20_3" text:outline-level="3"><text:span text:style-name="Strong_20_Emphasis">Sorting in ascending order</text:span></text:h>
      <text:p text:style-name="Text_20_body">To use the <text:span text:style-name="Variable">ORDER BY</text:span> keyword, write it at the end of the query and specify a column to base the sort on. In this example, SQL will return the <text:span text:style-name="Variable">customerid</text:span>, <text:span text:style-name="Variable">city</text:span>, and <text:span text:style-name="Variable">country</text:span> columns from the <text:span text:style-name="Variable">customers</text:span> table, and the records will be sequenced by the <text:span text:style-name="Variable">city</text:span> column:</text:p>
      <text:p text:style-name="P1">1</text:p>
      <text:p text:style-name="P1">2</text:p>
      <text:p text:style-name="P1">3</text:p>
      <text:p text:style-name="P1">SELECT customerid, city, country</text:p>
      <text:p text:style-name="P1">FROM customers</text:p>
      <text:p text:style-name="P1">ORDER BY city;</text:p>
      <text:p text:style-name="Text_20_body">RunReset</text:p>
      <text:p text:style-name="Text_20_body">The <text:span text:style-name="Variable">ORDER BY</text:span> keyword sorts the records based on the column specified after this keyword. By default, as shown in this example, the sequence will be in ascending order. This means</text:p>
      <text:list text:style-name="L1">
        <text:list-item>
          <text:p text:style-name="P2"><text:soft-page-break/>if you choose a column containing numeric data, it sorts the output from the smallest to largest. For example, if sorting on <text:span text:style-name="Variable">customerid</text:span>, the ID numbers are sorted from smallest to largest.</text:p>
        </text:list-item>
        <text:list-item>
          <text:p text:style-name="P2">if the column contains alphabetic characters, such as in the example with the <text:span text:style-name="Variable">city</text:span> column, it orders the records from the beginning of the alphabet to the end. </text:p>
        </text:list-item>
      </text:list>
      <text:h text:style-name="Heading_20_3" text:outline-level="3"><text:span text:style-name="Strong_20_Emphasis">Sorting in descending order</text:span></text:h>
      <text:p text:style-name="Text_20_body">You can also use the <text:span text:style-name="Variable">ORDER BY</text:span> with the <text:span text:style-name="Variable">DESC</text:span> keyword to sort in descending order. The <text:span text:style-name="Variable">DESC</text:span> keyword is short for "descending" and tells SQL to sort numbers from largest to smallest, or alphabetically from Z to A. This can be done by following <text:span text:style-name="Variable">ORDER BY</text:span> with the <text:span text:style-name="Variable">DESC</text:span> keyword. For example, you can run this query to examine how the results differ when <text:span text:style-name="Variable">DESC</text:span> is applied: </text:p>
      <text:p text:style-name="P1">1</text:p>
      <text:p text:style-name="P1">2</text:p>
      <text:p text:style-name="P1">3</text:p>
      <text:p text:style-name="P1">SELECT customerid, city, country</text:p>
      <text:p text:style-name="P1">FROM customers</text:p>
      <text:p text:style-name="P1">ORDER BY city DESC;</text:p>
      <text:p text:style-name="Text_20_body">RunReset</text:p>
      <text:p text:style-name="Text_20_body">Now, cities at the end of the alphabet are listed first.</text:p>
      <text:h text:style-name="Heading_20_3" text:outline-level="3"><text:span text:style-name="Strong_20_Emphasis">Sorting based on multiple columns</text:span></text:h>
      <text:p text:style-name="Text_20_body">You can also choose multiple columns to order by. For example, you might first choose the <text:span text:style-name="Variable">country</text:span> and then the <text:span text:style-name="Variable">city</text:span> column. SQL then sorts the output by <text:span text:style-name="Variable">country</text:span>, and for rows with the same <text:span text:style-name="Variable">country</text:span>, it sorts them based on <text:span text:style-name="Variable">city</text:span>. You can run this to explore how SQL displays this:</text:p>
      <text:p text:style-name="P1">1</text:p>
      <text:p text:style-name="P1">2</text:p>
      <text:p text:style-name="P1">3</text:p>
      <text:p text:style-name="P1">SELECT customerid, city, country</text:p>
      <text:p text:style-name="P1">FROM customers</text:p>
      <text:p text:style-name="P1">ORDER BY country, city;</text:p>
      <text:p text:style-name="Text_20_body">RunReset</text:p>
      <text:h text:style-name="Heading_20_2" text:outline-level="2">Key takeaways</text:h>
      <text:p text:style-name="Text_20_body"><text:span text:style-name="Variable">SELECT</text:span> and <text:span text:style-name="Variable">FROM</text:span> are important keywords in SQL queries. You use <text:span text:style-name="Variable">SELECT</text:span> to indicate which columns to return and <text:span text:style-name="Variable">FROM</text:span> to indicate which table to query. You can also include <text:span text:style-name="Variable">ORDER BY</text:span> in your query to organize the output. These foundational SQL skills will support you as you move into more advanced queries.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6:06:05.554000000</meta:creation-date>
    <dc:date>2023-09-27T16:06:29.210000000</dc:date>
    <meta:editing-duration>PT23S</meta:editing-duration>
    <meta:editing-cycles>1</meta:editing-cycles>
    <meta:document-statistic meta:table-count="0" meta:image-count="0" meta:object-count="0" meta:page-count="3" meta:paragraph-count="63" meta:word-count="932" meta:character-count="5264" meta:non-whitespace-character-count="4390"/>
    <meta:generator>LibreOffice/7.4.1.2$Windows_X86_64 LibreOffice_project/3c58a8f3a960df8bc8fd77b461821e42c061c5f0</meta:generator>
  </office:meta>
</office:document-meta>
</file>